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369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0.03" calcext:value-type="float">
            <text:p>10.03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51 kWh</text:p>
          </table:table-cell>
          <table:table-cell office:value-type="float" office:value="892.27" calcext:value-type="float">
            <text:p>892.27</text:p>
          </table:table-cell>
          <table:table-cell office:value-type="string" calcext:value-type="string">
            <text:p>15-01-2017</text:p>
          </table:table-cell>
          <table:table-cell office:value-type="string" calcext:value-type="string">
            <text:p>12-02-2018</text:p>
          </table:table-cell>
          <table:table-cell office:value-type="float" office:value="10.6" calcext:value-type="float">
            <text:p>10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0.53" calcext:value-type="float">
            <text:p>108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7.7" calcext:value-type="float">
            <text:p>7.7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6 kWh</text:p>
          </table:table-cell>
          <table:table-cell office:value-type="float" office:value="998.19" calcext:value-type="float">
            <text:p>998.19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1.65" calcext:value-type="float">
            <text:p>11.6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84.54" calcext:value-type="float">
            <text:p>1184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0.54" calcext:value-type="float">
            <text:p>10.54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79 kWh</text:p>
          </table:table-cell>
          <table:table-cell office:value-type="float" office:value="1088.28" calcext:value-type="float">
            <text:p>1088.28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12.55" calcext:value-type="float">
            <text:p>12.5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77.69" calcext:value-type="float">
            <text:p>1277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1.46" calcext:value-type="float">
            <text:p>11.4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68 kWh</text:p>
          </table:table-cell>
          <table:table-cell office:value-type="float" office:value="1004.25" calcext:value-type="float">
            <text:p>1004.25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1.7" calcext:value-type="float">
            <text:p>11.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93.04" calcext:value-type="float">
            <text:p>1193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.91" calcext:value-type="float">
            <text:p>8.9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70 kWh</text:p>
          </table:table-cell>
          <table:table-cell office:value-type="float" office:value="1014.54" calcext:value-type="float">
            <text:p>1014.54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1.8" calcext:value-type="float">
            <text:p>11.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00.21" calcext:value-type="float">
            <text:p>1200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0.6" calcext:value-type="float">
            <text:p>10.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76 kWh</text:p>
          </table:table-cell>
          <table:table-cell office:value-type="float" office:value="1053.32" calcext:value-type="float">
            <text:p>1053.32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2.18" calcext:value-type="float">
            <text:p>12.1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40.39" calcext:value-type="float">
            <text:p>1240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9.81" calcext:value-type="float">
            <text:p>9.81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83 kWh</text:p>
          </table:table-cell>
          <table:table-cell office:value-type="float" office:value="1099.03" calcext:value-type="float">
            <text:p>1099.03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2.63" calcext:value-type="float">
            <text:p>12.6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85.09" calcext:value-type="float">
            <text:p>1285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7.84" calcext:value-type="float">
            <text:p>7.84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73 kWh</text:p>
          </table:table-cell>
          <table:table-cell office:value-type="float" office:value="1023.49" calcext:value-type="float">
            <text:p>1023.49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1.86" calcext:value-type="float">
            <text:p>11.8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06.14" calcext:value-type="float">
            <text:p>1206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0.04" calcext:value-type="float">
            <text:p>10.04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81 kWh</text:p>
          </table:table-cell>
          <table:table-cell office:value-type="float" office:value="1064.93" calcext:value-type="float">
            <text:p>1064.9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2.27" calcext:value-type="float">
            <text:p>12.2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49.51" calcext:value-type="float">
            <text:p>1249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.51" calcext:value-type="float">
            <text:p>8.51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78 kWh</text:p>
          </table:table-cell>
          <table:table-cell office:value-type="float" office:value="1027.75" calcext:value-type="float">
            <text:p>1027.75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1.9" calcext:value-type="float">
            <text:p>11.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10.63" calcext:value-type="float">
            <text:p>1210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83" calcext:value-type="float">
            <text:p>1.8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78 kWh</text:p>
          </table:table-cell>
          <table:table-cell office:value-type="float" office:value="1023.5" calcext:value-type="float">
            <text:p>1023.5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1.85" calcext:value-type="float">
            <text:p>11.8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98.97" calcext:value-type="float">
            <text:p>1198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.55" calcext:value-type="float">
            <text:p>1.55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61 kWh</text:p>
          </table:table-cell>
          <table:table-cell office:value-type="float" office:value="903.19" calcext:value-type="float">
            <text:p>903.19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0.64" calcext:value-type="float">
            <text:p>10.6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76.53" calcext:value-type="float">
            <text:p>1076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09:17.992000000</meta:creation-date>
    <dc:date>2018-03-26T11:13:13.365000000</dc:date>
    <meta:editing-duration>PT3M55S</meta:editing-duration>
    <meta:editing-cycles>1</meta:editing-cycles>
    <meta:document-statistic meta:table-count="1" meta:cell-count="145" meta:object-count="0"/>
    <meta:generator>LibreOffice/5.3.4.2$Windows_x86 LibreOffice_project/f82d347ccc0be322489bf7da61d7e4ad13fe2ff3</meta:generator>
  </office:meta>
</office:document-meta>
</file>